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euvre mythique de la littérature, Le Petit Prince est un livre des plus inspirants. S'affranchir du regard des autres, accepter d'être parfois incompris, prendre le temps de vivre, savoir aimer et rester humble... Les leçons du petit prince se cachent au coeur des pages de ce livre initiatique. Mieux vivre au quotidien, au travail ou avec nos proches en s'inspirant du petit prince apparaît comme une évidence. Si, parfois, vous vous sentez perdu dans un monde qui va trop vite et dans lequel vous ne vous reconnaissez pas, faites comme le petit prince : retrouvez l'enfant qui sommeille en vous ! Pour fuir les contraintes du monde adulte, adoptez les grands principes de cet indémodable héros, votre vie n'en sera que plus sereine et vous vous sentirez libre de vous affirmer tel que vous êtes. Et si le petit prince était le coach rêvé pour vivre au mieux dans un monde qui, souvent, nous dépasse et nous épuise ?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3T15:22:49.385000000</dc:date>
    <meta:editing-duration>PT4S</meta:editing-duration>
    <meta:editing-cycles>1</meta:editing-cycles>
    <meta:document-statistic meta:table-count="0" meta:image-count="0" meta:object-count="0" meta:page-count="1" meta:paragraph-count="1" meta:word-count="159" meta:character-count="920" meta:non-whitespace-character-count="761"/>
    <meta:generator>LibreOffice/7.3.7.2$Windows_X86_64 LibreOffice_project/e114eadc50a9ff8d8c8a0567d6da8f454beeb84f</meta:generator>
  </office:meta>
</office:document-meta>
</file>